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7E0000027929D6A82954A7F1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916cm" svg:height="13.017cm" svg:x="0.37cm" svg:y="3.7cm">
          <draw:image xlink:href="Pictures/100002010000057E0000027929D6A82954A7F184.png" xlink:type="simple" xlink:show="embed" xlink:actuate="onLoad" draw:mime-type="image/png">
            <text:p/>
          </draw:image>
        </draw:frame>
        <draw:frame draw:style-name="gr2" draw:text-style-name="P2" draw:layer="layout" svg:width="11.221cm" svg:height="0.962cm" svg:x="0.7cm" svg:y="0.8cm">
          <draw:text-box>
            <text:p><text:span text:style-name="T1">Homothétie : « Perspective patate »</text:span></text:p>
          </draw:text-box>
        </draw:frame>
        <draw:frame draw:style-name="gr3" draw:text-style-name="P3" draw:layer="layout" svg:width="0.959cm" svg:height="0.962cm" svg:x="7cm" svg:y="4.538cm">
          <draw:text-box>
            <text:p>C</text:p>
          </draw:text-box>
        </draw:frame>
        <draw:frame draw:style-name="gr3" draw:text-style-name="P3" draw:layer="layout" svg:width="0.959cm" svg:height="0.962cm" svg:x="17.5cm" svg:y="5.25cm">
          <draw:text-box>
            <text:p>D</text:p>
          </draw:text-box>
        </draw:frame>
        <draw:frame draw:style-name="gr3" draw:text-style-name="P3" draw:layer="layout" svg:width="0.925cm" svg:height="0.962cm" svg:x="8.25cm" svg:y="14.288cm">
          <draw:text-box>
            <text:p>E</text:p>
          </draw:text-box>
        </draw:frame>
        <draw:frame draw:style-name="gr3" draw:text-style-name="P3" draw:layer="layout" svg:width="0.891cm" svg:height="0.962cm" svg:x="15.825cm" svg:y="11.25cm">
          <draw:text-box>
            <text:p>F</text:p>
          </draw:text-box>
        </draw:frame>
        <draw:frame draw:style-name="gr4" draw:text-style-name="P3" draw:layer="layout" svg:width="5.638cm" svg:height="0.962cm" svg:x="5.75cm" svg:y="3.288cm">
          <draw:text-box>
            <text:p>Hom(C, 2)</text:p>
          </draw:text-box>
        </draw:frame>
        <draw:frame draw:style-name="gr4" draw:text-style-name="P3" draw:layer="layout" svg:width="5.638cm" svg:height="0.962cm" svg:x="9.7cm" svg:y="12.938cm">
          <draw:text-box>
            <text:p>Hom(E, 3)</text:p>
          </draw:text-box>
        </draw:frame>
        <draw:frame draw:style-name="gr4" draw:text-style-name="P3" draw:layer="layout" svg:width="5.638cm" svg:height="0.962cm" svg:x="24.612cm" svg:y="12.75cm">
          <draw:text-box>
            <text:p>Hom(D, -0.5)</text:p>
          </draw:text-box>
        </draw:frame>
        <draw:frame draw:style-name="gr4" draw:text-style-name="P3" draw:layer="layout" svg:width="5.638cm" svg:height="0.962cm" svg:x="16.5cm" svg:y="15.788cm">
          <draw:text-box>
            <text:p>Hom(F, -1)</text:p>
          </draw:text-box>
        </draw:frame>
        <draw:frame draw:style-name="gr4" draw:text-style-name="P3" draw:layer="layout" svg:width="5.638cm" svg:height="0.962cm" svg:x="18.962cm" svg:y="6.488cm">
          <draw:text-box>
            <text:p>Hom(C, 0.5)</text:p>
          </draw:text-box>
        </draw:frame>
        <draw:frame draw:style-name="gr4" draw:text-style-name="P3" draw:layer="layout" svg:width="5.638cm" svg:height="0.962cm" svg:x="0.7cm" svg:y="13.588cm">
          <draw:text-box>
            <text:p>Hom(D, 0.5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07:26:26.035000000</meta:creation-date>
    <dc:date>2022-03-06T15:16:56.763000000</dc:date>
    <meta:editing-duration>PT14M41S</meta:editing-duration>
    <meta:editing-cycles>2</meta:editing-cycles>
    <meta:generator>LibreOffice/7.0.1.2$Windows_X86_64 LibreOffice_project/7cbcfc562f6eb6708b5ff7d7397325de9e764452</meta:generator>
    <meta:document-statistic meta:object-count="12"/>
  </office:meta>
</office:document-meta>
</file>